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1" svg:font-family="apple-system, BlinkMacSystemFont"/>
    <style:font-face style:name="apple-system" svg:font-family="apple-system, BlinkMacSystemFont, 'Segoe UI', Helvetica, Arial, sans-serif, 'Apple Color Emoji', 'Segoe UI Emoji'"/>
    <style:font-face style:name="mo" svg:font-family="mo"/>
    <style:font-face style:name="mon" svg:font-family="mon"/>
    <style:font-face style:name="F" svg:font-family="" style:font-family-generic="roman"/>
    <style:font-face style:name="FreeSerif1" svg:font-family="FreeSerif" style:font-family-generic="roman"/>
    <style:font-face style:name="Droid Sans Devanagari1" svg:font-family="'Droid Sans Devanagari'" style:font-family-generic="swiss"/>
    <style:font-face style:name="FreeSans" svg:font-family="FreeSans" style:font-family-generic="swiss"/>
    <style:font-face style:name="Noto Mono" svg:font-family="'Noto Mono'" style:font-pitch="fixed"/>
    <style:font-face style:name="mono" svg:font-family="mono" style:font-pitch="fixed"/>
    <style:font-face style:name="Droid Sans Devanagari" svg:font-family="'Droid Sans Devanagari'" style:font-pitch="variable"/>
    <style:font-face style:name="Noto Sans CJK SC" svg:font-family="'Noto Sans CJK SC'" style:font-pitch="variable"/>
    <style:font-face style:name="Noto Serif CJK SC1" svg:font-family="'Noto Serif CJK SC'"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Devanagari2" svg:font-family="'Droid Sans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style:font-name="FreeSerif1" fo:language="en" fo:country="US"/>
    </style:style>
    <style:style style:name="P3" style:family="paragraph" style:parent-style-name="Text_20_body">
      <style:text-properties style:font-name="FreeSerif1" fo:language="en" fo:country="US" officeooo:rsid="000f25ca" officeooo:paragraph-rsid="000f25ca"/>
    </style:style>
    <style:style style:name="P4" style:family="paragraph" style:parent-style-name="Text_20_body">
      <style:text-properties style:font-name="FreeSerif1" fo:language="en" fo:country="US" officeooo:rsid="00109b28" officeooo:paragraph-rsid="00109b28"/>
    </style:style>
    <style:style style:name="P5" style:family="paragraph" style:parent-style-name="Text_20_body">
      <style:text-properties fo:font-variant="normal" fo:text-transform="none" fo:color="#24292e" style:font-name="FreeSerif1" fo:font-size="12pt" fo:letter-spacing="normal" fo:language="en" fo:country="US" fo:font-style="normal" fo:font-weight="normal" officeooo:rsid="000f25ca" officeooo:paragraph-rsid="000f25ca"/>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1" fo:font-size="12pt" fo:letter-spacing="normal" fo:language="en" fo:country="US" fo:font-style="normal" fo:font-weight="normal"/>
    </style:style>
    <style:style style:name="P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1" fo:font-size="12pt" fo:letter-spacing="normal" fo:language="en" fo:country="US" fo:font-style="normal" fo:font-weight="normal" officeooo:rsid="00109b28" officeooo:paragraph-rsid="00109b28"/>
    </style:style>
    <style:style style:name="P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1" fo:font-size="12pt" fo:letter-spacing="normal" fo:language="en" fo:country="US" fo:font-style="normal" fo:font-weight="normal"/>
    </style:style>
    <style:style style:name="P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1" fo:font-size="12pt" fo:letter-spacing="normal" fo:language="en" fo:country="US" fo:font-style="normal" fo:font-weight="normal" officeooo:rsid="00109b28"/>
    </style:style>
    <style:style style:name="P1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1" fo:font-size="12pt" fo:letter-spacing="normal" fo:language="en" fo:country="US" fo:font-style="normal" fo:font-weight="normal" officeooo:rsid="00109b28" officeooo:paragraph-rsid="00109b28"/>
    </style:style>
    <style:style style:name="P11" style:family="paragraph" style:parent-style-name="Heading_20_3">
      <style:text-properties style:font-name="FreeSans" fo:font-size="12pt" fo:language="en" fo:country="US" style:font-size-asian="12pt" style:font-size-complex="12pt"/>
    </style:style>
    <style:style style:name="P12" style:family="paragraph" style:parent-style-name="Heading_20_2">
      <style:text-properties fo:language="en" fo:country="US"/>
    </style:style>
    <style:style style:name="P13" style:family="paragraph">
      <loext:graphic-properties draw:fill="none" draw:fill-color="#ffffff"/>
      <style:text-properties style:font-name="Noto Mono"/>
    </style:style>
    <style:style style:name="P14" style:family="paragraph">
      <loext:graphic-properties draw:fill="none" draw:fill-color="#ffffff"/>
      <style:text-properties style:font-name="FreeSerif1"/>
    </style:style>
    <style:style style:name="P15" style:family="paragraph">
      <loext:graphic-properties draw:fill="none" draw:fill-color="#ffffff"/>
      <style:text-properties style:font-name="FreeSerif1" fo:font-size="12pt"/>
    </style:style>
    <style:style style:name="P16" style:family="paragraph">
      <loext:graphic-properties draw:fill="none" draw:fill-color="#ffffff"/>
    </style:style>
    <style:style style:name="P17" style:family="paragraph">
      <style:paragraph-properties fo:margin-left="0in" fo:margin-right="0in" fo:margin-top="0in" fo:margin-bottom="0.1665in" fo:text-indent="0in"/>
    </style:style>
    <style:style style:name="P18" style:family="paragraph">
      <loext:graphic-properties draw:fill="none" draw:fill-color="#ffffff"/>
      <style:paragraph-properties fo:margin-left="0in" fo:margin-right="0in" fo:margin-top="0in" fo:margin-bottom="0.1665in" fo:text-indent="0in"/>
      <style:text-properties style:font-name="FreeSerif1" fo:font-size="12pt" style:font-name-complex="FreeSerif1"/>
    </style:style>
    <style:style style:name="T1" style:family="text">
      <style:text-properties officeooo:rsid="000fb29d"/>
    </style:style>
    <style:style style:name="T2" style:family="text">
      <style:text-properties officeooo:rsid="00108253"/>
    </style:style>
    <style:style style:name="T3" style:family="text">
      <style:text-properties fo:color="#008000" style:font-name="FreeSerif1"/>
    </style:style>
    <style:style style:name="T4" style:family="text">
      <style:text-properties fo:color="#000000" style:font-name="FreeSerif1"/>
    </style:style>
    <style:style style:name="T5" style:family="text">
      <style:text-properties fo:color="#0000ff" style:font-name="FreeSerif1"/>
    </style:style>
    <style:style style:name="T6" style:family="text">
      <style:text-properties fo:color="#b00040" style:font-name="FreeSerif1"/>
    </style:style>
    <style:style style:name="T7" style:family="text">
      <style:text-properties fo:color="#666666" style:font-name="FreeSerif1"/>
    </style:style>
    <style:style style:name="T8" style:family="text">
      <style:text-properties fo:color="#7d9029" style:font-name="FreeSerif1"/>
    </style:style>
    <style:style style:name="T9" style:family="text">
      <style:text-properties fo:color="#408080" style:font-name="FreeSerif1"/>
    </style:style>
    <style:style style:name="T10" style:family="text">
      <style:text-properties fo:color="#ba2121" style:font-name="FreeSerif1"/>
    </style:style>
    <style:style style:name="T11" style:family="text">
      <style:text-properties fo:color="#008000" style:font-name="FreeSerif1" fo:font-size="12pt"/>
    </style:style>
    <style:style style:name="T12" style:family="text">
      <style:text-properties fo:color="#000000" style:font-name="FreeSerif1" fo:font-size="12pt"/>
    </style:style>
    <style:style style:name="T13" style:family="text">
      <style:text-properties fo:color="#0000ff" style:font-name="FreeSerif1" fo:font-size="12pt"/>
    </style:style>
    <style:style style:name="T14" style:family="text">
      <style:text-properties fo:color="#666666" style:font-name="FreeSerif1" fo:font-size="12pt"/>
    </style:style>
    <style:style style:name="T15" style:family="text">
      <style:text-properties fo:color="#b00040" style:font-name="FreeSerif1" fo:font-size="12pt"/>
    </style:style>
    <style:style style:name="T16" style:family="text">
      <style:text-properties fo:color="#7d9029" style:font-name="FreeSerif1" fo:font-size="12pt"/>
    </style:style>
    <style:style style:name="T17" style:family="text">
      <style:text-properties fo:color="#000000"/>
    </style:style>
    <style:style style:name="T18" style:family="text">
      <style:text-properties fo:color="#008000" style:font-name="FreeSerif1" fo:font-size="12pt" style:font-name-complex="FreeSerif1"/>
    </style:style>
    <style:style style:name="T19" style:family="text">
      <style:text-properties fo:color="#000000" style:font-name="FreeSerif1" fo:font-size="12pt" style:font-name-complex="FreeSerif1"/>
    </style:style>
    <style:style style:name="T20" style:family="text">
      <style:text-properties fo:color="#0000ff" style:font-name="FreeSerif1" fo:font-size="12pt" style:font-name-complex="FreeSerif1"/>
    </style:style>
    <style:style style:name="T21" style:family="text">
      <style:text-properties fo:color="#000000" style:font-name="FreeSerif1" fo:font-size="12pt" style:font-size-asian="12pt" style:font-name-complex="FreeSerif1"/>
    </style:style>
    <style:style style:name="T22" style:family="text">
      <style:text-properties fo:color="#b00040" style:font-name="FreeSerif1" fo:font-size="12pt" style:font-name-complex="FreeSerif1"/>
    </style:style>
    <style:style style:name="T23" style:family="text">
      <style:text-properties fo:color="#666666" style:font-name="FreeSerif1" fo:font-size="12pt" style:font-name-complex="FreeSerif1"/>
    </style:style>
    <style:style style:name="T24" style:family="text">
      <style:text-properties fo:color="#7d9029" style:font-name="FreeSerif1" fo:font-size="12pt" style:font-name-complex="FreeSerif1"/>
    </style:style>
    <style:style style:name="gr1" style:family="graphic">
      <style:graphic-properties draw:stroke="none" svg:stroke-color="#000000" draw:fill="none" draw:fill-color="#ffffff" fo:min-height="1.3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7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5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17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h text:style-name="P11" text:outline-level="3">Singleton pattern</text:h>
      <text:p text:style-name="P2">A singleton is usefull when we only require one instance of the object and that instance is used by many different parts of the software. One bad solution to this is to pass the object around as reference to where it is needed.</text:p>
      <text:p text:style-name="P2">The singleton Pattern suggests that this object should have global visibility. This is achieved by defining a static method of a class that returns a singleton. In most cases eager initalization is prefered. <text:span text:style-name="T1">T</text:span>here are however cases such as when you need to read a configuration from file. In those cases lazy initalization is prefered. For multithreading application the keyword "synchronized" can be used to avoid synchronization issues.[1]</text:p>
      <text:p text:style-name="P2">code example:</text:p>
      <text:p text:style-name="P2"><draw:frame text:anchor-type="paragraph" draw:z-index="0" draw:name="Shape1" draw:style-name="gr1" draw:text-style-name="P13" svg:width="4.8961in" svg:height="1.3622in" svg:x="0.0772in" svg:y="0.011in"><draw:text-box><text:p><text:span text:style-name="T3">public</text:span><text:span text:style-name="T4"> </text:span><text:span text:style-name="T3">class</text:span><text:span text:style-name="T4"> </text:span><text:span text:style-name="T5">main</text:span><text:span text:style-name="T4"> {</text:span></text:p><text:p><text:span text:style-name="T4"><text:s text:c="4"/></text:span><text:span text:style-name="T3">public</text:span><text:span text:style-name="T4"> </text:span><text:span text:style-name="T3">static</text:span><text:span text:style-name="T4"> </text:span><text:span text:style-name="T6">void</text:span><text:span text:style-name="T4"> </text:span><text:span text:style-name="T5">main</text:span><text:span text:style-name="T4">( String </text:span><text:span text:style-name="T7">[]</text:span><text:span text:style-name="T4">args ) {</text:span></text:p><text:p><text:span text:style-name="T4"/></text:p><text:p><text:span text:style-name="T4"><text:s text:c="8"/></text:span><text:span text:style-name="T4">SingleTon mySingle </text:span><text:span text:style-name="T7">=</text:span><text:span text:style-name="T4"> SingleTon.</text:span><text:span text:style-name="T8">getInstance</text:span><text:span text:style-name="T4">();</text:span></text:p><text:p><text:span text:style-name="T4"><text:s text:c="8"/></text:span><text:span text:style-name="T4">System.</text:span><text:span text:style-name="T8">out</text:span><text:span text:style-name="T4">.</text:span><text:span text:style-name="T8">println</text:span><text:span text:style-name="T4">(mySingle.</text:span><text:span text:style-name="T8">helloWorld</text:span><text:span text:style-name="T4">());</text:span></text:p><text:p><text:span text:style-name="T4"><text:s text:c="4"/></text:span><text:span text:style-name="T4">}</text:span></text:p><text:p><text:span text:style-name="T4">}</text:span></text:p></draw:text-box></draw:frame></text:p>
      <text:p text:style-name="P2"/>
      <text:p text:style-name="P2"/>
      <text:p text:style-name="P2"/>
      <text:p text:style-name="P2"/>
      <text:p text:style-name="P3">In file SingleTon.java</text:p>
      <text:p text:style-name="P3"><draw:frame text:anchor-type="paragraph" draw:z-index="1" draw:name="Shape2" draw:style-name="gr2" draw:text-style-name="P14" svg:width="7.4587in" svg:height="2.7232in" svg:x="0.098in" svg:y="0.0339in"><draw:text-box><text:p><text:span text:style-name="T3">public</text:span><text:span text:style-name="T4"> </text:span><text:span text:style-name="T3">class</text:span><text:span text:style-name="T4"> </text:span><text:span text:style-name="T5">SingleTon</text:span><text:span text:style-name="T4"> {</text:span></text:p><text:p><text:span text:style-name="T4"/></text:p><text:p><text:span text:style-name="T4"><text:s text:c="4"/></text:span><text:span text:style-name="T3">private</text:span><text:span text:style-name="T4"> </text:span><text:span text:style-name="T3">static</text:span><text:span text:style-name="T4"> SingleTon instance </text:span><text:span text:style-name="T7">=</text:span><text:span text:style-name="T4"> </text:span><text:span text:style-name="T3">new</text:span><text:span text:style-name="T4"> SingleTon(); </text:span><text:span text:style-name="T9">// Eager initalization.</text:span></text:p><text:p><text:span text:style-name="T4"><text:s text:c="4"/></text:span><text:span text:style-name="T3">private</text:span><text:span text:style-name="T4"> </text:span><text:span text:style-name="T5">SingleTon</text:span><text:span text:style-name="T4">(){ } </text:span><text:span text:style-name="T9">// Private constructor to prevent accidental reflection (creating a new singleton instance with new)</text:span></text:p><text:p><text:span text:style-name="T4"/></text:p><text:p><text:span text:style-name="T4"><text:s text:c="4"/></text:span><text:span text:style-name="T3">public</text:span><text:span text:style-name="T4"> </text:span><text:span text:style-name="T3">static</text:span><text:span text:style-name="T4"> SingleTon </text:span><text:span text:style-name="T5">getInstance</text:span><text:span text:style-name="T4">(){</text:span></text:p><text:p><text:span text:style-name="T4"><text:s text:c="8"/></text:span><text:span text:style-name="T3">return</text:span><text:span text:style-name="T4"> instance;</text:span></text:p><text:p><text:span text:style-name="T4"><text:s text:c="4"/></text:span><text:span text:style-name="T4">}</text:span></text:p><text:p><text:span text:style-name="T4"/></text:p><text:p><text:span text:style-name="T4"><text:s text:c="4"/></text:span><text:span text:style-name="T3">public</text:span><text:span text:style-name="T4"> String </text:span><text:span text:style-name="T5">helloWorld</text:span><text:span text:style-name="T4">(){</text:span></text:p><text:p><text:span text:style-name="T4"><text:s text:c="8"/></text:span><text:span text:style-name="T3">return</text:span><text:span text:style-name="T4"> </text:span><text:span text:style-name="T10">"Hello World"</text:span><text:span text:style-name="T4">;</text:span></text:p><text:p><text:span text:style-name="T4"><text:s text:c="4"/></text:span><text:span text:style-name="T4">}</text:span></text:p><text:p><text:span text:style-name="T4">}</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2" text:outline-level="2"><text:soft-page-break/></text:h>
      <text:h text:style-name="P11" text:outline-level="3">Facade</text:h>
      <text:p text:style-name="P5">The main goal of the facade pattern is to hide the complexity of a subsystem. This subsystem can contain <text:span text:style-name="T2">several different classes and objects</text:span>. The facade will then hide this complexity behind a single object.</text:p>
      <text:p text:style-name="P6"><draw:frame text:anchor-type="paragraph" draw:z-index="5" draw:name="Shape6" draw:style-name="gr6" draw:text-style-name="P18" svg:width="6.563in" svg:height="2.176in" svg:x="0.0299in" svg:y="0.0437in"><draw:text-box><text:p text:style-name="P17"><text:span text:style-name="T18">public</text:span><text:span text:style-name="T19"> </text:span><text:span text:style-name="T18">class</text:span><text:span text:style-name="T19"> </text:span><text:span text:style-name="T20">main</text:span><text:span text:style-name="T19"> {</text:span></text:p><text:p text:style-name="P17"><text:span text:style-name="T21"><text:s text:c="4"/></text:span><text:span text:style-name="T18">public</text:span><text:span text:style-name="T19"> </text:span><text:span text:style-name="T18">static</text:span><text:span text:style-name="T19"> </text:span><text:span text:style-name="T22">void</text:span><text:span text:style-name="T19"> </text:span><text:span text:style-name="T20">main</text:span><text:span text:style-name="T19">( String </text:span><text:span text:style-name="T23">[]</text:span><text:span text:style-name="T19">args ) {</text:span></text:p><text:p text:style-name="P17"><text:span text:style-name="T21"><text:s text:c="8"/></text:span><text:span text:style-name="T19">SpaceShip spaceShip </text:span><text:span text:style-name="T23">=</text:span><text:span text:style-name="T19"> </text:span><text:span text:style-name="T18">new</text:span><text:span text:style-name="T19"> SpaceShip();</text:span></text:p><text:p text:style-name="P17"><text:span text:style-name="T21"><text:s text:c="8"/></text:span><text:span text:style-name="T19">spaceShip.</text:span><text:span text:style-name="T24">startSpaceShip</text:span><text:span text:style-name="T19">();</text:span></text:p><text:p text:style-name="P17"><text:span text:style-name="T21"><text:s text:c="4"/></text:span><text:span text:style-name="T19">}</text:span></text:p><text:p text:style-name="P17"><text:span text:style-name="T19">}</text:span></text:p></draw:text-box></draw:frame></text:p>
      <text:p text:style-name="P6"/>
      <text:p text:style-name="P6"/>
      <text:p text:style-name="P6"/>
      <text:p text:style-name="P6"/>
      <text:p text:style-name="P9"/>
      <text:p text:style-name="P7">In file SpaceShip.java</text:p>
      <text:p text:style-name="P7"/>
      <text:p text:style-name="P3"><draw:frame text:anchor-type="paragraph" draw:z-index="2" draw:name="Shape3" draw:style-name="gr3" draw:text-style-name="P15" svg:width="7.3961in" svg:height="2.5961in" svg:x="0.0457in" svg:y="-0.1756in"><draw:text-box><text:p><text:span text:style-name="T11">public</text:span><text:span text:style-name="T12"> </text:span><text:span text:style-name="T11">class</text:span><text:span text:style-name="T12"> </text:span><text:span text:style-name="T13">SpaceShip</text:span><text:span text:style-name="T12"> {</text:span></text:p><text:p><text:span text:style-name="T12"><text:s text:c="4"/></text:span><text:span text:style-name="T11">private</text:span><text:span text:style-name="T12"> FuelInjector fuelInjector;</text:span></text:p><text:p><text:span text:style-name="T12"><text:s text:c="4"/></text:span><text:span text:style-name="T11">private</text:span><text:span text:style-name="T12"> Engine engine;</text:span></text:p><text:p><text:span text:style-name="T12"/></text:p><text:p><text:span text:style-name="T12"><text:s text:c="4"/></text:span><text:span text:style-name="T12">SpaceShip(){</text:span></text:p><text:p><text:span text:style-name="T12"><text:s text:c="8"/></text:span><text:span text:style-name="T12">FuelInjector fuelInjector </text:span><text:span text:style-name="T14">=</text:span><text:span text:style-name="T12"> </text:span><text:span text:style-name="T11">new</text:span><text:span text:style-name="T12"> FuelInjector();</text:span></text:p><text:p><text:span text:style-name="T12"><text:s text:c="8"/></text:span><text:span text:style-name="T12">Engine engine </text:span><text:span text:style-name="T14">=</text:span><text:span text:style-name="T12"> </text:span><text:span text:style-name="T11">new</text:span><text:span text:style-name="T12"> Engine();</text:span></text:p><text:p><text:span text:style-name="T12"><text:s text:c="4"/></text:span><text:span text:style-name="T12">}</text:span></text:p><text:p><text:span text:style-name="T12"><text:s text:c="4"/></text:span><text:span text:style-name="T11">public</text:span><text:span text:style-name="T12"> </text:span><text:span text:style-name="T15">void</text:span><text:span text:style-name="T12"> </text:span><text:span text:style-name="T13">startSpaceShip</text:span><text:span text:style-name="T12">(){</text:span></text:p><text:p><text:span text:style-name="T12"><text:s text:c="8"/></text:span><text:span text:style-name="T12">fuelInjector.</text:span><text:span text:style-name="T16">injectFuel</text:span><text:span text:style-name="T12">(engine);</text:span></text:p><text:p><text:span text:style-name="T12"><text:s text:c="8"/></text:span><text:span text:style-name="T12">engine.</text:span><text:span text:style-name="T16">start</text:span><text:span text:style-name="T12">();</text:span></text:p><text:p><text:span text:style-name="T12"><text:s text:c="4"/></text:span><text:span text:style-name="T12">}</text:span></text:p><text:p><text:span text:style-name="T12">}</text:span></text:p></draw:text-box></draw:frame></text:p>
      <text:p text:style-name="P3"/>
      <text:p text:style-name="P3"/>
      <text:p text:style-name="P3"/>
      <text:p text:style-name="P3"/>
      <text:p text:style-name="P3"/>
      <text:p text:style-name="P3"/>
      <text:p text:style-name="P3"/>
      <text:p text:style-name="P4">In file engine.java</text:p>
      <text:p text:style-name="P4"><draw:frame text:anchor-type="paragraph" draw:z-index="3" draw:name="Shape4" draw:style-name="gr4" draw:text-style-name="P16" svg:width="3.3441in" svg:height="1.165in" svg:x="0.0252in" svg:y="-0.0575in"><draw:text-box><text:p><text:span text:style-name="T3">public</text:span><text:span text:style-name="T4"> </text:span><text:span text:style-name="T3">class</text:span><text:span text:style-name="T4"> </text:span><text:span text:style-name="T5">Engine</text:span><text:span text:style-name="T4"> {</text:span></text:p><text:p><text:span text:style-name="T4"><text:s text:c="4"/></text:span><text:span text:style-name="T3">public</text:span><text:span text:style-name="T4"> </text:span><text:span text:style-name="T6">void</text:span><text:span text:style-name="T4"> </text:span><text:span text:style-name="T5">start</text:span><text:span text:style-name="T4">(){</text:span></text:p><text:p><text:span text:style-name="T4"><text:s text:c="5"/></text:span><text:span text:style-name="T9">//starts an engine</text:span></text:p><text:p><text:span text:style-name="T4"><text:s text:c="4"/></text:span><text:span text:style-name="T4">}</text:span></text:p><text:p><text:span text:style-name="T4">}</text:span></text:p><text:p><text:span text:style-name="T17"/></text:p></draw:text-box></draw:frame></text:p>
      <text:p text:style-name="P4"/>
      <text:p text:style-name="P3"/>
      <text:p text:style-name="P3"/>
      <text:p text:style-name="P3"/>
      <text:p text:style-name="P3"/>
      <text:p text:style-name="P3"><text:soft-page-break/></text:p>
      <text:p text:style-name="P4">In file FuelInjector.java</text:p>
      <text:p text:style-name="P4"><draw:frame text:anchor-type="paragraph" draw:z-index="4" draw:name="Shape5" draw:style-name="gr5" draw:text-style-name="P16" svg:width="5.1878in" svg:height="1.165in" svg:x="-0.0063in" svg:y="0.1264in"><draw:text-box><text:p><text:span text:style-name="T3">public</text:span><text:span text:style-name="T4"> </text:span><text:span text:style-name="T3">class</text:span><text:span text:style-name="T4"> </text:span><text:span text:style-name="T5">FuelInjector</text:span><text:span text:style-name="T4"> {</text:span></text:p><text:p><text:span text:style-name="T4"><text:s text:c="4"/></text:span><text:span text:style-name="T3">public</text:span><text:span text:style-name="T4"> </text:span><text:span text:style-name="T6">void</text:span><text:span text:style-name="T4"> </text:span><text:span text:style-name="T5">injectFuel</text:span><text:span text:style-name="T4">(Engine engine){</text:span></text:p><text:p><text:span text:style-name="T4"><text:s text:c="8"/></text:span><text:span text:style-name="T9">//inject fuel into engine</text:span></text:p><text:p><text:span text:style-name="T4"><text:s text:c="4"/></text:span><text:span text:style-name="T4">}</text:span></text:p><text:p><text:span text:style-name="T4">}</text:span></text:p><text:p><text:span text:style-name="T17"/></text:p></draw:text-box></draw:frame></text:p>
      <text:p text:style-name="P3"/>
      <text:p text:style-name="P3"/>
      <text:p text:style-name="P3"/>
      <text:p text:style-name="P3"/>
      <text:p text:style-name="P3"/>
      <text:p text:style-name="P3"/>
      <text:p text:style-name="P3"/>
      <text:p text:style-name="P3"/>
      <text:p text:style-name="P5">Ref [1] Craig Larman. Applying UML and patterns. Third edition. Page 442-446. place of publish: One Lake Street Upper Saddle River,NJ 07458 Publisher Pearson Education, Inc; Publish year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1" svg:font-family="apple-system, BlinkMacSystemFont"/>
    <style:font-face style:name="apple-system" svg:font-family="apple-system, BlinkMacSystemFont, 'Segoe UI', Helvetica, Arial, sans-serif, 'Apple Color Emoji', 'Segoe UI Emoji'"/>
    <style:font-face style:name="mo" svg:font-family="mo"/>
    <style:font-face style:name="mon" svg:font-family="mon"/>
    <style:font-face style:name="F" svg:font-family="" style:font-family-generic="roman"/>
    <style:font-face style:name="FreeSerif1" svg:font-family="FreeSerif" style:font-family-generic="roman"/>
    <style:font-face style:name="Droid Sans Devanagari1" svg:font-family="'Droid Sans Devanagari'" style:font-family-generic="swiss"/>
    <style:font-face style:name="FreeSans" svg:font-family="FreeSans" style:font-family-generic="swiss"/>
    <style:font-face style:name="Noto Mono" svg:font-family="'Noto Mono'" style:font-pitch="fixed"/>
    <style:font-face style:name="mono" svg:font-family="mono" style:font-pitch="fixed"/>
    <style:font-face style:name="Droid Sans Devanagari" svg:font-family="'Droid Sans Devanagari'" style:font-pitch="variable"/>
    <style:font-face style:name="Noto Sans CJK SC" svg:font-family="'Noto Sans CJK SC'" style:font-pitch="variable"/>
    <style:font-face style:name="Noto Serif CJK SC1" svg:font-family="'Noto Serif CJK SC'"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Devanagari2" svg:font-family="'Droid Sans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24292e" style:font-name="apple-system" fo:font-family="apple-system, BlinkMacSystemFont, 'Segoe UI', Helvetica, Arial, sans-serif, 'Apple Color Emoji', 'Segoe UI Emoji'" fo:font-size="12pt" fo:letter-spacing="normal" fo:font-style="normal" fo:font-weight="normal" officeooo:rsid="000f25ca"/>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2"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58:41.303650442</meta:creation-date>
    <dc:date>2020-02-12T11:35:37.964719547</dc:date>
    <meta:editing-duration>PT32M3S</meta:editing-duration>
    <meta:editing-cycles>4</meta:editing-cycles>
    <meta:generator>LibreOffice/6.2.8.2$Linux_X86_64 LibreOffice_project/20$Build-2</meta:generator>
    <meta:document-statistic meta:table-count="0" meta:image-count="0" meta:object-count="0" meta:page-count="3" meta:paragraph-count="11" meta:word-count="192" meta:character-count="1193" meta:non-whitespace-character-count="1012"/>
  </office:meta>
</office:document-meta>
</file>